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775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178.0"/>
          <table:table-cell office:value-type="float" office:value="4010.0"/>
          <table:table-cell office:value-type="float" office:value="10882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.36568"/>
          <table:table-cell office:value-type="float" office:value="0.805"/>
          <table:table-cell office:value-type="float" office:value="0.71"/>
          <table:table-cell office:value-type="float" office:value="45447.0"/>
          <table:table-cell office:value-type="float" office:value="0.0"/>
          <table:table-cell office:value-type="float" office:value="93.0"/>
          <table:table-cell office:value-type="float" office:value="6283.0"/>
          <table:table-cell office:value-type="float" office:value="51926.0"/>
          <table:table-cell office:value-type="float" office:value="4010.0"/>
          <table:table-cell office:value-type="float" office:value="10882.0"/>
          <table:table-cell office:value-type="float" office:value="126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143.267"/>
          <table:table-cell office:value-type="float" office:value="141.509"/>
          <table:table-cell office:value-type="float" office:value="141.45"/>
          <table:table-cell office:value-type="float" office:value="8004754.0"/>
          <table:table-cell office:value-type="float" office:value="0.0"/>
          <table:table-cell office:value-type="float" office:value="13945.0"/>
          <table:table-cell office:value-type="float" office:value="1859158.0"/>
          <table:table-cell office:value-type="float" office:value="9864470.0"/>
          <table:table-cell office:value-type="float" office:value="3982.0"/>
          <table:table-cell office:value-type="float" office:value="1079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460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4295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3881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67181"/>
          <table:table-cell office:value-type="float" office:value="3.045"/>
          <table:table-cell office:value-type="float" office:value="2.98"/>
          <table:table-cell office:value-type="float" office:value="141220.0"/>
          <table:table-cell office:value-type="float" office:value="0.0"/>
          <table:table-cell office:value-type="float" office:value="622.0"/>
          <table:table-cell office:value-type="float" office:value="45058.0"/>
          <table:table-cell office:value-type="float" office:value="186529.0"/>
          <table:table-cell office:value-type="float" office:value="4010.0"/>
          <table:table-cell office:value-type="float" office:value="10892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87.9593"/>
          <table:table-cell office:value-type="float" office:value="86.367"/>
          <table:table-cell office:value-type="float" office:value="86.33"/>
          <table:table-cell office:value-type="float" office:value="7003513.0"/>
          <table:table-cell office:value-type="float" office:value="0.0"/>
          <table:table-cell office:value-type="float" office:value="2046.0"/>
          <table:table-cell office:value-type="float" office:value="201353.0"/>
          <table:table-cell office:value-type="float" office:value="7205009.0"/>
          <table:table-cell office:value-type="float" office:value="4010.0"/>
          <table:table-cell office:value-type="float" office:value="10892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309.877"/>
          <table:table-cell office:value-type="float" office:value="308.288"/>
          <table:table-cell office:value-type="float" office:value="308.24"/>
          <table:table-cell office:value-type="float" office:value="20846700.0"/>
          <table:table-cell office:value-type="float" office:value="0.0"/>
          <table:table-cell office:value-type="float" office:value="16793.0"/>
          <table:table-cell office:value-type="float" office:value="2867643.0"/>
          <table:table-cell office:value-type="float" office:value="23714765.0"/>
          <table:table-cell office:value-type="float" office:value="3982.0"/>
          <table:table-cell office:value-type="float" office:value="10800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26674"/>
          <table:table-cell office:value-type="float" office:value="1.535"/>
          <table:table-cell office:value-type="float" office:value="1.5"/>
          <table:table-cell office:value-type="float" office:value="74072.0"/>
          <table:table-cell office:value-type="float" office:value="0.0"/>
          <table:table-cell office:value-type="float" office:value="286.0"/>
          <table:table-cell office:value-type="float" office:value="29534.0"/>
          <table:table-cell office:value-type="float" office:value="103699.0"/>
          <table:table-cell office:value-type="float" office:value="4010.0"/>
          <table:table-cell office:value-type="float" office:value="1089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3.7388"/>
          <table:table-cell office:value-type="float" office:value="22.134"/>
          <table:table-cell office:value-type="float" office:value="22.07"/>
          <table:table-cell office:value-type="float" office:value="1700278.0"/>
          <table:table-cell office:value-type="float" office:value="0.0"/>
          <table:table-cell office:value-type="float" office:value="1916.0"/>
          <table:table-cell office:value-type="float" office:value="165259.0"/>
          <table:table-cell office:value-type="float" office:value="1865693.0"/>
          <table:table-cell office:value-type="float" office:value="4010.0"/>
          <table:table-cell office:value-type="float" office:value="10890.0"/>
          <table:table-cell office:value-type="float" office:value="127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69.7456"/>
          <table:table-cell office:value-type="float" office:value="67.985"/>
          <table:table-cell office:value-type="float" office:value="67.9"/>
          <table:table-cell office:value-type="float" office:value="3373650.0"/>
          <table:table-cell office:value-type="float" office:value="0.0"/>
          <table:table-cell office:value-type="float" office:value="6140.0"/>
          <table:table-cell office:value-type="float" office:value="645648.0"/>
          <table:table-cell office:value-type="float" office:value="4019699.0"/>
          <table:table-cell office:value-type="float" office:value="3982.0"/>
          <table:table-cell office:value-type="float" office:value="10798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49995"/>
          <table:table-cell office:value-type="float" office:value="0.963"/>
          <table:table-cell office:value-type="float" office:value="0.88"/>
          <table:table-cell office:value-type="float" office:value="55103.0"/>
          <table:table-cell office:value-type="float" office:value="0.0"/>
          <table:table-cell office:value-type="float" office:value="43.0"/>
          <table:table-cell office:value-type="float" office:value="1523.0"/>
          <table:table-cell office:value-type="float" office:value="56837.0"/>
          <table:table-cell office:value-type="float" office:value="4010.0"/>
          <table:table-cell office:value-type="float" office:value="10883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2.66528"/>
          <table:table-cell office:value-type="float" office:value="1.189"/>
          <table:table-cell office:value-type="float" office:value="1.09"/>
          <table:table-cell office:value-type="float" office:value="78672.0"/>
          <table:table-cell office:value-type="float" office:value="0.0"/>
          <table:table-cell office:value-type="float" office:value="189.0"/>
          <table:table-cell office:value-type="float" office:value="11420.0"/>
          <table:table-cell office:value-type="float" office:value="90204.0"/>
          <table:table-cell office:value-type="float" office:value="4010.0"/>
          <table:table-cell office:value-type="float" office:value="10883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67.0"/>
          <table:table-cell office:value-type="float" office:value="8388.0"/>
          <table:table-cell office:value-type="float" office:value="5208.0"/>
          <table:table-cell office:value-type="float" office:value="5089.0"/>
          <table:table-cell office:value-type="float" office:value="1211.0"/>
          <table:table-cell office:value-type="float" office:value="28.0"/>
          <table:table-cell office:value-type="float" office:value="343.864"/>
          <table:table-cell office:value-type="float" office:value="342.343"/>
          <table:table-cell office:value-type="float" office:value="342.29"/>
          <table:table-cell office:value-type="float" office:value="22329990.0"/>
          <table:table-cell office:value-type="float" office:value="0.0"/>
          <table:table-cell office:value-type="float" office:value="6798.0"/>
          <table:table-cell office:value-type="float" office:value="936161.0"/>
          <table:table-cell office:value-type="float" office:value="23266486.0"/>
          <table:table-cell office:value-type="float" office:value="3982.0"/>
          <table:table-cell office:value-type="float" office:value="10791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247.0"/>
          <table:table-cell office:value-type="float" office:value="8401.0"/>
          <table:table-cell office:value-type="float" office:value="5221.0"/>
          <table:table-cell office:value-type="float" office:value="5196.0"/>
          <table:table-cell office:value-type="float" office:value="1441.0"/>
          <table:table-cell office:value-type="float" office:value="28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